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Courier New1" svg:font-family="'Courier New'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P1" style:family="paragraph" style:parent-style-name="Header" style:master-page-name="">
      <style:paragraph-properties fo:text-align="center" style:justify-single-word="false" style:page-number="auto" fo:padding="0cm" fo:border-left="none" fo:border-right="none" fo:border-top="none" fo:border-bottom="0.002cm solid #000000" style:shadow="none"/>
    </style:style>
    <style:style style:name="P2" style:family="paragraph" style:parent-style-name="Footer">
      <style:paragraph-properties fo:text-align="start" style:justify-single-word="false" fo:padding="0cm" fo:border-left="none" fo:border-right="none" fo:border-top="0.002cm solid #000000" fo:border-bottom="none" style:shadow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fo:font-style="normal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7" style:family="paragraph" style:parent-style-name="Standard" style:master-page-name="">
      <style:paragraph-properties fo:margin-left="0cm" fo:margin-right="0cm" fo:text-align="start" style:justify-single-word="false" fo:keep-together="always" fo:text-indent="0cm" style:auto-text-indent="false" style:page-number="auto" fo:keep-with-next="always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8" style:family="paragraph" style:parent-style-name="Standard">
      <style:text-properties style:font-name="Courier New1" fo:font-size="10pt" style:font-name-asian="Courier New1" style:font-size-asian="10pt" style:font-name-complex="Courier New1" style:font-size-complex="10pt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Sourcecode">
      <style:paragraph-properties fo:text-align="start" style:justify-single-word="false" fo:break-before="page"/>
      <style:text-properties fo:font-size="8pt" style:font-size-asian="8pt" style:font-size-complex="8pt"/>
    </style:style>
    <style:style style:name="P11" style:family="paragraph" style:parent-style-name="Sourcecode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ext_20_body">
      <style:text-properties fo:color="#000000" style:font-name="Times New Roman" fo:font-size="12pt" fo:font-style="normal" fo:font-weight="bold" style:font-name-asian="Courier New1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text-align="start" style:justify-single-word="false" fo:keep-together="always" fo:text-indent="0cm" style:auto-text-indent="false" style:page-number="auto" fo:keep-with-next="always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1" style:family="paragraph" style:parent-style-name="Standard" style:master-page-name="">
      <style:paragraph-properties fo:margin-left="0cm" fo:margin-right="0cm" fo:text-align="start" style:justify-single-word="false" fo:keep-together="always" fo:text-indent="0cm" style:auto-text-indent="false" style:page-number="auto" fo:keep-with-next="always"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P22" style:family="paragraph" style:parent-style-name="Sourcecode">
      <style:paragraph-properties fo:text-align="start" style:justify-single-word="false"/>
      <style:text-properties fo:font-size="8pt" style:font-size-asian="8pt" style:font-size-complex="8pt"/>
    </style:style>
    <style:style style:name="P23" style:family="paragraph" style:parent-style-name="Text_20_body">
      <style:text-properties style:font-name="Times New Roman" fo:font-size="12pt" style:font-size-asian="12pt" style:font-size-complex="12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font-name="Courier New2" style:font-name-asian="Courier New2" style:font-name-complex="Courier New2"/>
    </style:style>
    <style:style style:name="T5" style:family="text"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T6" style:family="text">
      <style:text-properties fo:color="#000000" style:font-name="Courier New2" fo:font-size="8pt" style:font-name-asian="Courier New2" style:font-size-asian="8pt" style:font-name-complex="Courier New2" style:font-size-complex="8pt"/>
    </style:style>
    <style:style style:name="T7" style:family="text">
      <style:text-properties fo:color="#000000" fo:font-size="10pt" style:font-name-asian="Courier New2" style:font-size-asian="10pt" style:font-name-complex="Courier New2" style:font-size-complex="10pt"/>
    </style:style>
    <style:style style:name="T8" style:family="text">
      <style:text-properties fo:color="#000000" style:font-name-asian="Courier New2" style:font-name-complex="Courier New2"/>
    </style:style>
    <style:style style:name="T9" style:family="text">
      <style:text-properties fo:color="#0000c0"/>
    </style:style>
    <style:style style:name="T10" style:family="text">
      <style:text-properties fo:color="#0000c0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2a00ff"/>
    </style:style>
    <style:style style:name="T13" style:family="text">
      <style:text-properties fo:color="#3f5fbf"/>
    </style:style>
    <style:style style:name="T14" style:family="text">
      <style:text-properties fo:color="#3f3fbf"/>
    </style:style>
    <style:style style:name="T15" style:family="text">
      <style:text-properties fo:color="#7f9fbf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ösungen</text:h>
      <text:p text:style-name="Text_20_body">In dem Sourcecode ist die VAA-Namensgebung für Produktänderungen im Zeitablauf verwendet.</text:p>
      <text:h text:style-name="Heading_20_2" text:outline-level="2">Ausschnitt 1: Ermittlung Vorschlag Versicherungssumme</text:h>
      <text:p text:style-name="Text_20_body">Klasse: Hausratvertrag</text:p>
      <text:p text:style-name="P3"><text:span text:style-name="T1">public</text:span><text:span text:style-name="T2"> Money getVorschlagVersSumme() {</text:span></text:p>
      <text:p text:style-name="P4"><text:tab/>IHausratProduktGen gen = getHausratProduktGen();</text:p>
      <text:p text:style-name="P3"><text:span text:style-name="T2"><text:tab/></text:span><text:span text:style-name="T1">if</text:span><text:span text:style-name="T2"> (gen==</text:span><text:span text:style-name="T1">null</text:span><text:span text:style-name="T2">) {</text:span></text:p>
      <text:p text:style-name="P3"><text:span text:style-name="T2"><text:tab/><text:tab/></text:span><text:span text:style-name="T1">return</text:span><text:span text:style-name="T2"> Money.</text:span><text:span text:style-name="T10">NULL</text:span><text:span text:style-name="T2">;</text:span></text:p>
      <text:p text:style-name="P4"><text:tab/>}</text:p>
      <text:p text:style-name="P3"><text:span text:style-name="T2"><text:tab/></text:span><text:span text:style-name="T1">return</text:span><text:span text:style-name="T2"> gen.getVorschlagVersSummeProQm().multiply(</text:span><text:span text:style-name="T9">wohnflaeche</text:span><text:span text:style-name="T2">);</text:span></text:p>
      <text:p text:style-name="P4">}</text:p>
      <text:h text:style-name="Heading_20_2" text:outline-level="2">Ausschnitt 2: Ermittlung Tarifzone</text:h>
      <text:p text:style-name="Text_20_body">Klasse: Hausratvertrag</text:p>
      <text:p text:style-name="P3"><text:span text:style-name="T1">public</text:span><text:span text:style-name="T2"> String getTarifzone() {</text:span></text:p>
      <text:p text:style-name="P3"><text:span text:style-name="T2"><text:s text:c="4"/></text:span><text:span text:style-name="T1">if</text:span><text:span text:style-name="T2"> (</text:span><text:span text:style-name="T9">plz</text:span><text:span text:style-name="T2">==</text:span><text:span text:style-name="T1">null</text:span><text:span text:style-name="T2">) {</text:span></text:p>
      <text:p text:style-name="P3"><text:span text:style-name="T2"><text:s text:c="8"/></text:span><text:span text:style-name="T1">return</text:span><text:span text:style-name="T2"> </text:span><text:span text:style-name="T1">null</text:span><text:span text:style-name="T2">;</text:span></text:p>
      <text:p text:style-name="P4"><text:s text:c="4"/>}</text:p>
      <text:p text:style-name="P4"><text:s text:c="4"/>IRuntimeRepository repository = getHausratProdukt().getRepository();</text:p>
      <text:p text:style-name="P4"><text:s text:c="4"/>Tarifzonentabelle tabelle = Tarifzonentabelle.<text:span text:style-name="T11">getInstance</text:span>(repository);</text:p>
      <text:p text:style-name="P3"><text:span text:style-name="T2"><text:s text:c="4"/>TarifzonentabelleRow row = tabelle.findRow(</text:span><text:span text:style-name="T9">plz</text:span><text:span text:style-name="T2">);</text:span></text:p>
      <text:p text:style-name="P3"><text:span text:style-name="T2"><text:s text:c="4"/></text:span><text:span text:style-name="T1">if</text:span><text:span text:style-name="T2"> (row==</text:span><text:span text:style-name="T1">null</text:span><text:span text:style-name="T2">) {</text:span></text:p>
      <text:p text:style-name="P3"><text:span text:style-name="T2"><text:s text:c="8"/></text:span><text:span text:style-name="T1">return</text:span><text:span text:style-name="T2"> </text:span><text:span text:style-name="T12">"I"</text:span><text:span text:style-name="T2">;</text:span></text:p>
      <text:p text:style-name="P4"><text:s text:c="4"/>}</text:p>
      <text:p text:style-name="P3"><text:span text:style-name="T2"><text:s text:c="4"/></text:span><text:span text:style-name="T1">return</text:span><text:span text:style-name="T2"> row.getTarifzone();</text:span></text:p>
      <text:p text:style-name="P4">}</text:p>
      <text:p text:style-name="P4"/>
      <text:h text:style-name="Heading_20_2" text:outline-level="2">Ausschnitt 3: Ermittlung Jahresbasisbeitrag Grunddeckung</text:h>
      <text:p text:style-name="P8"/>
      <text:p text:style-name="P8"><text:span text:style-name="T1">private</text:span><text:span text:style-name="T2"> Money </text:span><text:span text:style-name="T4">berechneJahresbasisbeitragInternal</text:span><text:span text:style-name="T2">() {</text:span></text:p>
      <text:p text:style-name="P4"><text:s text:c="4"/>HausratGrunddeckungstypGen gen = (HausratGrunddeckungstypGen)<text:line-break/> <text:s text:c="7"/>getHausratGrunddeckungstypGen();</text:p>
      <text:p text:style-name="P3"><text:span text:style-name="T2"><text:s text:c="4"/></text:span><text:span text:style-name="T1">if</text:span><text:span text:style-name="T2"> (gen == </text:span><text:span text:style-name="T1">null</text:span><text:span text:style-name="T2">) {</text:span></text:p>
      <text:p text:style-name="P3"><text:span text:style-name="T2"><text:s text:c="8"/></text:span><text:span text:style-name="T1">return</text:span><text:span text:style-name="T2"> Money.</text:span><text:span text:style-name="T10">NULL</text:span><text:span text:style-name="T2">;</text:span></text:p>
      <text:p text:style-name="P4"><text:s text:c="4"/>}</text:p>
      <text:p text:style-name="P4"><text:s text:c="4"/>TariftabelleHausrat tabelle = gen.getTariftabelle();</text:p>
      <text:p text:style-name="P4"><text:s text:c="4"/>TariftabelleHausratRow row =<text:line-break/> <text:s text:c="8"/>tabelle.findRow(getHausratVertrag().getTarifzone());</text:p>
      <text:p text:style-name="P3"><text:span text:style-name="T2"><text:s text:c="4"/></text:span><text:span text:style-name="T1">if</text:span><text:span text:style-name="T2"> (row == </text:span><text:span text:style-name="T1">null</text:span><text:span text:style-name="T2">) {</text:span></text:p>
      <text:p text:style-name="P3"><text:span text:style-name="T2"><text:s text:c="8"/></text:span><text:span text:style-name="T1">return</text:span><text:span text:style-name="T2"> Money.</text:span><text:span text:style-name="T10">NULL</text:span><text:span text:style-name="T2">;</text:span></text:p>
      <text:p text:style-name="P4"><text:s text:c="4"/>}</text:p>
      <text:p text:style-name="P4"><text:s text:c="4"/>Money vs = getHausratVertrag().getVersSumme();</text:p>
      <text:p text:style-name="P4"><text:s text:c="4"/>Decimal beitragssatz = row.getBeitragssatz();</text:p>
      <text:p text:style-name="P3"><text:span text:style-name="T2"><text:s text:c="4"/></text:span><text:span text:style-name="T1">return</text:span><text:span text:style-name="T2"> vs.divide(1000, BigDecimal.</text:span><text:span text:style-name="T10">ROUND_HALF_UP</text:span><text:span text:style-name="T2">).multiply(beitragssatz,<text:line-break/> <text:s text:c="7"/>BigDecimal.</text:span><text:span text:style-name="T10">ROUND_HALF_UP</text:span><text:span text:style-name="T2">);</text:span></text:p>
      <text:p text:style-name="P4">}</text:p>
      <text:p text:style-name="Text_20_body"/>
      <text:h text:style-name="Heading_20_2" text:outline-level="2"><text:soft-page-break/>Ausschnitt 4: Ermittlung Versicherungssumme Zusatzdeckung</text:h>
      <text:p text:style-name="Text_20_body">Klasse: Hausratzusatzdeckung</text:p>
      <text:p text:style-name="P7"><text:span text:style-name="T1">public</text:span><text:span text:style-name="T2"> Money getVersSumme() {</text:span></text:p>
      <text:p text:style-name="P6"><text:s text:c="4"/>IHausratZusatzdeckungstypGen gen = getHausratZusatzdeckungstypGen();</text:p>
      <text:p text:style-name="P3"><text:span text:style-name="T1"><text:s text:c="4"/>if</text:span><text:span text:style-name="T2"> (gen==</text:span><text:span text:style-name="T1">null</text:span><text:span text:style-name="T2">) {</text:span></text:p>
      <text:p text:style-name="P3"><text:span text:style-name="T1"><text:s text:c="8"/>return</text:span><text:span text:style-name="T2"> Money.</text:span><text:span text:style-name="T10">NULL</text:span><text:span text:style-name="T2">;</text:span></text:p>
      <text:p text:style-name="P4"><text:s text:c="4"/>}</text:p>
      <text:p text:style-name="P4"><text:s text:c="4"/>Decimal faktor = gen.getVersSummenFaktor();</text:p>
      <text:p text:style-name="P4"><text:s text:c="4"/>Money vsVertrag = getHausratVertrag().getVersSumme();</text:p>
      <text:p text:style-name="P3"><text:span text:style-name="T2"><text:s text:c="4"/>Money vs = vsVertrag.multiply(faktor, BigDecimal.</text:span><text:span text:style-name="T10">ROUND_HALF_UP</text:span><text:span text:style-name="T2">);</text:span></text:p>
      <text:p text:style-name="P3"><text:span text:style-name="T1"><text:s text:c="4"/>if</text:span><text:span text:style-name="T2"> (vs.isNull()) {</text:span></text:p>
      <text:p text:style-name="P3"><text:span text:style-name="T1"><text:s text:c="8"/>return</text:span><text:span text:style-name="T2"> vs;</text:span></text:p>
      <text:p text:style-name="P4"><text:s text:c="4"/>}</text:p>
      <text:p text:style-name="P4"><text:s text:c="4"/>Money maxVs = gen.getMaximaleVersSumme();</text:p>
      <text:p text:style-name="P3"><text:span text:style-name="T1"><text:s text:c="4"/>if</text:span><text:span text:style-name="T2"> (maxVs.greaterThan(vs)) {</text:span></text:p>
      <text:p text:style-name="P3"><text:span text:style-name="T1"><text:s text:c="8"/>return</text:span><text:span text:style-name="T2"> maxVs;</text:span></text:p>
      <text:p text:style-name="P4"><text:s text:c="4"/>}</text:p>
      <text:p text:style-name="P3"><text:span text:style-name="T3"><text:s text:c="4"/></text:span><text:span text:style-name="T1">return</text:span><text:span text:style-name="T2"> vs;</text:span></text:p>
      <text:p text:style-name="P4">}</text:p>
      <text:h text:style-name="Heading_20_2" text:outline-level="2">Ausschnitt 5: Delegation an abgeleitete Objekte</text:h>
      <text:p text:style-name="Text_20_body">Klasse: HausratDeckung</text:p>
      <text:p text:style-name="P21"><text:span text:style-name="T13"/></text:p>
      <text:p text:style-name="P19"><text:span text:style-name="T3"><text:s/></text:span><text:span text:style-name="T1">public</text:span><text:span text:style-name="T2"> </text:span><text:span text:style-name="T1">void</text:span><text:span text:style-name="T2"> berechneJahresbasisbeitrag() {</text:span></text:p>
      <text:p text:style-name="P19"><text:span text:style-name="T2"><text:s/><text:tab/></text:span><text:span text:style-name="T9">jahresbasisbeitrag</text:span><text:span text:style-name="T2"> = berechneJahresbasisbeitragInternal();</text:span></text:p>
      <text:p text:style-name="P17"><text:s/>}</text:p>
      <text:p text:style-name="P17"><text:tab/></text:p>
      <text:p text:style-name="P19"><text:span text:style-name="T3"><text:s/></text:span><text:span text:style-name="T1">abstract</text:span><text:span text:style-name="T2"> </text:span><text:span text:style-name="T1">protected</text:span><text:span text:style-name="T2"> Money berechneJahresbasisbeitragInternal();</text:span></text:p>
      <text:p text:style-name="Standard"/>
      <text:p text:style-name="Text_20_body">Klasse: HausratGrunddeckung</text:p>
      <text:p text:style-name="P19"><text:span text:style-name="T1"><text:s/>protected</text:span><text:span text:style-name="T2"> Money berechneJahresbasisbeitragInternal() {</text:span></text:p>
      <text:p text:style-name="P19"><text:span text:style-name="T2"><text:s/>[...]</text:span></text:p>
      <text:p text:style-name="P19"><text:span text:style-name="T2"><text:s text:c="5"/></text:span><text:span text:style-name="T1">return</text:span><text:span text:style-name="T2"> vs.divide(1000, BigDecimal.</text:span><text:span text:style-name="T10">ROUND_HALF_UP</text:span><text:span text:style-name="T2">).multiply(beitragssatz,</text:span></text:p>
      <text:p text:style-name="P19"><text:span text:style-name="T2"><text:tab/> <text:s text:c="7"/>BigDecimal.</text:span><text:span text:style-name="T10">ROUND_HALF_UP</text:span><text:span text:style-name="T2">);</text:span></text:p>
      <text:p text:style-name="P20"><text:span text:style-name="T5"><text:s/>}</text:span></text:p>
      <text:p text:style-name="Standard"/>
      <text:p text:style-name="P23"><text:span text:style-name="T8">Klasse: HausratVertrag</text:span></text:p>
      <text:p text:style-name="P19"><text:span text:style-name="T13"/></text:p>
      <text:p text:style-name="P19"><text:span text:style-name="T1">public</text:span><text:span text:style-name="T2"> </text:span><text:span text:style-name="T1">void</text:span><text:span text:style-name="T2"> berechneJahresbasisbeitrag() {</text:span></text:p>
      <text:p text:style-name="P17"><text:tab/>Money beitrag = Money.<text:span text:style-name="T11">euro</text:span>(0);</text:p>
      <text:p text:style-name="P19"><text:span text:style-name="T2"><text:tab/></text:span><text:span text:style-name="T1">for</text:span><text:span text:style-name="T2"> (IDeckung deckung : getDeckungen()) {</text:span></text:p>
      <text:p text:style-name="P17"><text:tab/><text:tab/>deckung.berechneJahresbasisbeitrag();</text:p>
      <text:p text:style-name="P17"><text:tab/><text:tab/>beitrag = beitrag.add(deckung.getJahresbasisbeitrag());</text:p>
      <text:p text:style-name="P17"><text:tab/>}</text:p>
      <text:p text:style-name="P19"><text:span text:style-name="T2"><text:tab/></text:span><text:span text:style-name="T9">jahresbasisbeitrag</text:span><text:span text:style-name="T2"> = beitrag;</text:span></text:p>
      <text:p text:style-name="P20"><text:span text:style-name="T5">}</text:span></text:p>
      <text:p text:style-name="P9"/>
      <text:h text:style-name="Heading_20_2" text:outline-level="2">Ausschnitt 6: JUnit Testfall</text:h>
      <text:p text:style-name="P11">import java.util.GregorianCalendar;</text:p>
      <text:p text:style-name="P11"/>
      <text:p text:style-name="P11">import junit.framework.TestCase;</text:p>
      <text:p text:style-name="P11"/>
      <text:p text:style-name="P11">import org.faktorips.runtime.ClassloaderRuntimeRepository;</text:p>
      <text:p text:style-name="P11">import org.faktorips.runtime.IProductComponent;</text:p>
      <text:p text:style-name="P11">import org.faktorips.runtime.IProductComponentGeneration;</text:p>
      <text:p text:style-name="P11">import org.faktorips.runtime.IRuntimeRepository;</text:p>
      <text:p text:style-name="P11">import org.faktorips.tutorial.hausrat.hausrat.IHausratGrunddeckung;</text:p>
      <text:p text:style-name="P11">import org.faktorips.tutorial.hausrat.hausrat.IHausratGrunddeckungstyp;</text:p>
      <text:p text:style-name="P11">import org.faktorips.tutorial.hausrat.hausrat.IHausratProdukt;</text:p>
      <text:p text:style-name="P11">import org.faktorips.tutorial.hausrat.hausrat.IHausratProduktGen;</text:p>
      <text:p text:style-name="P11">import org.faktorips.tutorial.hausrat.hausrat.IHausratVertrag;</text:p>
      <text:p text:style-name="P11">import org.faktorips.tutorial.hausrat.hausrat.IHausratZusatzdeckung;</text:p>
      <text:p text:style-name="P11">import org.faktorips.tutorial.hausrat.hausrat.IHausratZusatzdeckungstyp;</text:p>
      <text:p text:style-name="P11">import org.faktorips.tutorial.hausrat.internal.hausrat.HausratProdukt;</text:p>
      <text:p text:style-name="P11">import org.faktorips.values.Money;</text:p>
      <text:p text:style-name="P11"/>
      <text:p text:style-name="P11">public class TutorialTest extends TestCase {</text:p>
      <text:p text:style-name="P11"/>
      <text:p text:style-name="P11"><text:s text:c="4"/>private IRuntimeRepository repository;</text:p>
      <text:p text:style-name="P11"><text:s text:c="4"/>private IHausratProdukt kompaktProdukt;</text:p>
      <text:p text:style-name="P11"><text:s text:c="4"/>private IHausratProduktGen kompaktGen;</text:p>
      <text:p text:style-name="P11"/>
      <text:p text:style-name="P11"><text:s text:c="4"/>public void setUp() {</text:p>
      <text:p text:style-name="P11"><text:s text:c="8"/>// wenn das toc-file nicht gelesen werden kann, wird eine runtime exception geworfen.</text:p>
      <text:p text:style-name="P11"><text:s text:c="8"/>repository = ClassloaderRuntimeRepository</text:p>
      <text:p text:style-name="P11"><text:s text:c="16"/>.create("org/faktorips/tutorial/produktdaten/internal/faktorips-repository-toc.xml");</text:p>
      <text:p text:style-name="P11"/>
      <text:p text:style-name="P11"><text:s text:c="8"/>// Referenz auf das Kompaktprodukt aus dem Repository holen</text:p>
      <text:p text:style-name="P11"><text:s text:c="8"/>IProductComponent pc = repository.getProductComponent("hausrat.HR-Kompakt 2009-01");</text:p>
      <text:p text:style-name="P11"/>
      <text:p text:style-name="P11"><text:s text:c="8"/>// Juengste Productgeneration holen (wir wissen es gibt nur eine).</text:p>
      <text:p text:style-name="P11"><text:s text:c="8"/>IProductComponentGeneration pcGen = pc.getLatestProductComponentGeneration();</text:p>
      <text:p text:style-name="P11"/>
      <text:p text:style-name="P11"><text:s text:c="8"/>// Auf die eigenen Modellklassen casten</text:p>
      <text:p text:style-name="P11"><text:s text:c="8"/>kompaktProdukt = (HausratProdukt) pc;</text:p>
      <text:p text:style-name="P11"><text:s text:c="8"/>kompaktGen = (IHausratProduktGen) pcGen;</text:p>
      <text:p text:style-name="P11"><text:s text:c="4"/>}</text:p>
      <text:p text:style-name="P11"/>
      <text:p text:style-name="P11"><text:s text:c="4"/>public void testProduktdatenLesen() {</text:p>
      <text:p text:style-name="P11"><text:s text:c="8"/>System.out.println("Produktname: " + kompaktGen.getProduktname());</text:p>
      <text:p text:style-name="P11"><text:s text:c="8"/>System.out.println("Vorschlag Vs pro 1qm: " + kompaktGen.getVorschlagVersSummeProQm());</text:p>
      <text:p text:style-name="P11"><text:s text:c="8"/>System.out.println("Default Zahlweise <text:s/>: " + kompaktGen.getDefaultZahlweise());</text:p>
      <text:p text:style-name="P11"><text:s text:c="8"/>System.out.println("Erlaubte Zahlweisen: " + kompaktGen.getAllowedValuesForZahlweise(null));</text:p>
      <text:p text:style-name="P11"><text:s text:c="8"/>System.out.println("Default Vs: " + kompaktGen.getDefaultVersSumme());</text:p>
      <text:p text:style-name="P11"><text:s text:c="8"/>System.out.println("Bereich Vs: " + kompaktGen.getRangeForVersSumme(null));</text:p>
      <text:p text:style-name="P11"><text:s text:c="8"/>System.out.println("Default Wohnflaeche: " + kompaktGen.getDefaultWohnflaeche());</text:p>
      <text:p text:style-name="P11"><text:s text:c="8"/>System.out.println("Bereich Wohnflaeche: " + kompaktGen.getRangeForWohnflaeche(null));</text:p>
      <text:p text:style-name="P11"><text:s text:c="4"/>}</text:p>
      <text:p text:style-name="P11"/>
      <text:p text:style-name="P11"><text:s text:c="4"/>public void testGetTarifzone() {</text:p>
      <text:p text:style-name="P11"><text:s text:c="8"/>// Erzeugen eines hausratvertrags mit der Factorymethode des Produktes</text:p>
      <text:p text:style-name="P11"><text:s text:c="8"/>IHausratVertrag vertrag = kompaktProdukt.createHausratVertrag();</text:p>
      <text:p text:style-name="P11"/>
      <text:p text:style-name="P11"><text:s text:c="8"/>// Wirksamkeitsdatum des Vertrages setzen, damit die Produktgeneration gefunden wird!</text:p>
      <text:p text:style-name="P11"><text:s text:c="8"/>// Dies muss nach dem Gueltigkeitsbeginn der Generation liegen!</text:p>
      <text:p text:style-name="P11"><text:s text:c="8"/>vertrag.setWirksamAb(new GregorianCalendar(2010, 0, 1));</text:p>
      <text:p text:style-name="P11"/>
      <text:p text:style-name="P11"><text:s text:c="8"/>vertrag.setPlz("45525");</text:p>
      <text:p text:style-name="P11"><text:s text:c="8"/>assertEquals("III", vertrag.getTarifzone());</text:p>
      <text:p text:style-name="P11"><text:s text:c="4"/>}</text:p>
      <text:p text:style-name="P11"/>
      <text:p text:style-name="P11"/>
      <text:p text:style-name="P10"/>
      <text:p text:style-name="P11"><text:s text:c="4"/>public void testBerechneBeitrag() {</text:p>
      <text:p text:style-name="P11"><text:s text:c="8"/>// Erzeugen eines hausratvertrags mit der Factorymethode des Produktes</text:p>
      <text:p text:style-name="P11"><text:s text:c="8"/>IHausratVertrag vertrag = kompaktProdukt.createHausratVertrag();</text:p>
      <text:p text:style-name="P11"/>
      <text:p text:style-name="P11"><text:s text:c="8"/>// Wirksamkeitsdatum des Vertrages setzen, damit die Produktgeneration gefunden wird!</text:p>
      <text:p text:style-name="P11"><text:s text:c="8"/>// Dies muss nach dem Gueltigkeitsbeginn der Generation liegen!</text:p>
      <text:p text:style-name="P11"><text:s text:c="8"/>vertrag.setWirksamAb(new GregorianCalendar(2010, 0, 1));</text:p>
      <text:p text:style-name="P11"/>
      <text:p text:style-name="P11"><text:s text:c="8"/>// Vertragsattribute setzen</text:p>
      <text:p text:style-name="P11"><text:s text:c="8"/>vertrag.setPlz("45525"); // =&gt; tarifzone 3</text:p>
      <text:p text:style-name="P11"><text:s text:c="8"/>vertrag.setVersSumme(Money.euro(60000));</text:p>
      <text:p text:style-name="P11"><text:s text:c="8"/>vertrag.setZahlweise(new Integer(2)); // halbjaehrlich</text:p>
      <text:p text:style-name="P11"/>
      <text:p text:style-name="P11"><text:s text:c="8"/>// Grunddeckungstyp holen, der dem Produkt in der Generation zugeordnet ist.</text:p>
      <text:p text:style-name="P11"><text:s text:c="8"/>IHausratGrunddeckungstyp deckungstyp = kompaktGen.getHausratGrunddeckungstyp();</text:p>
      <text:p text:style-name="P11"/>
      <text:p text:style-name="P11"><text:s text:c="8"/>// Grunddeckung erzeugen und zum Vertag hinzufuegen</text:p>
      <text:p text:style-name="P11"><text:s text:c="8"/>IHausratGrunddeckung deckung = vertrag.newHausratGrunddeckung(deckungstyp);</text:p>
      <text:p text:style-name="P11"/>
      <text:p text:style-name="P11"><text:s text:c="8"/>// Beitrag berechnen und Ergebniss pruefen</text:p>
      <text:p text:style-name="P11"><text:s text:c="8"/>vertrag.berechneBeitrag();</text:p>
      <text:p text:style-name="P11"/>
      <text:p text:style-name="P11"><text:s text:c="8"/>// tarifzone 3 =&gt; beitragssatz = 1.21</text:p>
      <text:p text:style-name="P11"><text:s text:c="7"/>// jahresbasisbeitrag = versicherungsumme / 1000 * beitragssatz = 60000 / 1000 * 1,21 = 72,60</text:p>
      <text:p text:style-name="P11"><text:s text:c="8"/>assertEquals(Money.euro(72, 60), deckung.getJahresbasisbeitrag());</text:p>
      <text:p text:style-name="P11"/>
      <text:p text:style-name="P11"><text:s text:c="8"/>// Jahresbasisbeitrag vertrag = Jahresbasisbeitrag deckung</text:p>
      <text:p text:style-name="P11"><text:s text:c="8"/>assertEquals(Money.euro(72, 60), vertrag.getJahresbasisbeitrag());</text:p>
      <text:p text:style-name="P11"/>
      <text:p text:style-name="P11"><text:s text:c="8"/>// NettobeitragZw = 72,60 / 2 * 1,03 (wg. Ratenzahlungszuschlag von 3%) = 37,389 =&gt; 37,39</text:p>
      <text:p text:style-name="P11"><text:s text:c="8"/>assertEquals(Money.euro(37, 39), vertrag.getNettobeitragZw());</text:p>
      <text:p text:style-name="P11"/>
      <text:p text:style-name="P11"><text:s text:c="8"/>// BruttobeitragZw = 37,39 * Versicherungssteuersatz = 37,39 * 1,19 = 44,49</text:p>
      <text:p text:style-name="P11"><text:s text:c="8"/>assertEquals(Money.euro(44, 49), vertrag.getBruttobeitragZw());</text:p>
      <text:p text:style-name="P11"><text:s text:c="4"/>}</text:p>
      <text:p text:style-name="P11"/>
      <text:p text:style-name="P11"><text:s text:c="4"/>public void testBerechneJahresbasisbeitragFahrraddiebstahl() {</text:p>
      <text:p text:style-name="P11"><text:s text:c="8"/>// Erzeugen eines hausratvertrags mit der Factorymethode des Produktes</text:p>
      <text:p text:style-name="P11"><text:s text:c="8"/>IHausratVertrag vertrag = kompaktProdukt.createHausratVertrag();</text:p>
      <text:p text:style-name="P11"/>
      <text:p text:style-name="P11"><text:s text:c="8"/>// Wirksamkeitsdatum des Vertrages setzen, damit die Produktgeneration gefunden wird!</text:p>
      <text:p text:style-name="P11"><text:s text:c="8"/>// Dies muss nach dem Gueltigkeitsbeginn der Generation liegen!</text:p>
      <text:p text:style-name="P11"><text:s text:c="8"/>vertrag.setWirksamAb(new GregorianCalendar(2010, 0, 1));</text:p>
      <text:p text:style-name="P11"/>
      <text:p text:style-name="P11"><text:s text:c="8"/>// Vertragsattribute setzen</text:p>
      <text:p text:style-name="P11"><text:s text:c="8"/>vertrag.setVersSumme(Money.euro(60000));</text:p>
      <text:p text:style-name="P11"/>
      <text:p text:style-name="P11"><text:s text:c="8"/>// Zusatzdeckungstyp Fahrraddiebstahl holen</text:p>
      <text:p text:style-name="P11"><text:s text:c="8"/>// Der Einfachheit halber, nehmen wir hier an, der erste ist Fahrraddiebstahl</text:p>
      <text:p text:style-name="P11"><text:s text:c="8"/>IHausratZusatzdeckungstyp deckungstyp = kompaktGen.getHausratZusatzdeckungstyp(0);</text:p>
      <text:p text:style-name="P11"/>
      <text:p text:style-name="P11"><text:s text:c="8"/>// Zusatzdeckung erzeugen</text:p>
      <text:p text:style-name="P11"><text:s text:c="8"/>IHausratZusatzdeckung deckung = vertrag.newHausratZusatzdeckung(deckungstyp);</text:p>
      <text:p text:style-name="P11"/>
      <text:p text:style-name="P11"><text:s text:c="8"/>// Jahresbasisbeitrag berechnen und testen</text:p>
      <text:p text:style-name="P11"><text:s text:c="8"/>deckung.berechneJahresbasisbeitrag();</text:p>
      <text:p text:style-name="P11"/>
      <text:p text:style-name="P11"><text:s text:c="8"/>// Vericherungssumme der Deckung = 1% von 60.0000, max 5.000 =&gt; 600</text:p>
      <text:p text:style-name="P11"><text:s text:c="8"/>// Beitrag = 10% von 600 = 60 </text:p>
      <text:p text:style-name="P11"><text:s text:c="8"/>assertEquals(Money.euro(60, 0), deckung.getJahresbasisbeitrag());</text:p>
      <text:p text:style-name="P11"><text:s text:c="4"/>}</text:p>
      <text:p text:style-name="P11"/>
      <text:p text:style-name="P11">}</text:p>
      <text:p text:style-name="P11"/>
      <text:p text:style-name="P11"><text:span text:style-name="T6"/></text:p>
      <text:p text:style-name="P11"><text:span text:style-name="T4"><text:tab/></text:span></text:p>
      <text:p text:style-name="P11"><text:span text:style-name="T4">public void testBerechneJahresbasisbeitragVertrag() {</text:span></text:p>
      <text:p text:style-name="P11"><text:span text:style-name="T4"><text:tab/>IHausratVertrag hausratVertrag = ((IHausratProdukt) repository.getProductComponent("hausrat.HR-Optimal 2009-01")).createHausratVertrag();</text:span></text:p>
      <text:p text:style-name="P11"><text:span text:style-name="T4"><text:tab/>hausratVertrag.setWirksamAb(new GregorianCalendar(2009, Calendar.JANUARY, 1));</text:span></text:p>
      <text:p text:style-name="P11"><text:span text:style-name="T4"><text:tab/>hausratVertrag.setVersSumme(Money.euro(60000));</text:span></text:p>
      <text:p text:style-name="P11"><text:span text:style-name="T4"><text:tab/>hausratVertrag.setPlz("12345");</text:span></text:p>
      <text:p text:style-name="P11"><text:span text:style-name="T4"><text:tab/></text:span></text:p>
      <text:p text:style-name="P11"><text:soft-page-break/><text:span text:style-name="T4"><text:tab/>IHausratGrunddeckungstyp deckungstyp = hausratVertrag.getHausratProduktGen().getHausratGrunddeckungstyp();</text:span></text:p>
      <text:p text:style-name="P11"><text:span text:style-name="T4"><text:tab/>hausratVertrag.addHausratGrunddeckung(deckungstyp.createHausratGrunddeckung());</text:span></text:p>
      <text:p text:style-name="P11"><text:span text:style-name="T4"><text:tab/></text:span></text:p>
      <text:p text:style-name="P11"><text:span text:style-name="T4"><text:tab/>for (IHausratZusatzdeckungstyp zusatzdeckungsTyp : hausratVertrag.getHausratProduktGen().getHausratZusatzdeckungstypen()) {</text:span></text:p>
      <text:p text:style-name="P11"><text:span text:style-name="T4"><text:tab/><text:tab/>IHausratZusatzdeckung zusatzdeckung = zusatzdeckungsTyp.createHausratZusatzdeckung();</text:span></text:p>
      <text:p text:style-name="P11"><text:span text:style-name="T4"><text:tab/><text:tab/>hausratVertrag.addHausratZusatzdeckung(zusatzdeckung);</text:span></text:p>
      <text:p text:style-name="P11"><text:span text:style-name="T4"><text:tab/>}</text:span></text:p>
      <text:p text:style-name="P11"><text:span text:style-name="T4"><text:tab/>hausratVertrag.berechneJahresbasisbeitrag();</text:span></text:p>
      <text:p text:style-name="P11"><text:span text:style-name="T4"><text:s text:c="2"/>// Beitrag = Grundbeitrag(48€) + Fahrradbeitrag(60€) + Überspannungsbeitrag(100€)</text:span></text:p>
      <text:p text:style-name="P11"><text:span text:style-name="T4"><text:s text:c="2"/>assertEquals(Money.euro(208, 0), hausratVertrag.getJahresbasisbeitrag());</text:span></text:p>
      <text:p text:style-name="P11"><text:span text:style-name="T4">}</text:span></text:p>
      <text:p text:style-name="P11"/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Courier New1" svg:font-family="'Courier New'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>
      <style:paragraph-properties fo:margin-top="0cm" fo:margin-bottom="0.21cm" style:shadow="non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code" style:family="paragraph" style:parent-style-name="Text_20_body" style:class="text">
      <style:paragraph-properties fo:margin-top="0cm" fo:margin-bottom="0cm"/>
      <style:text-properties style:font-name="Courier New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/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faktor10-folien_7e_LT_7e_Gliederung_20_1" style:display-name="faktor10-folien~LT~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faktor10-folien_7e_LT_7e_Gliederung_20_2" style:display-name="faktor10-folien~LT~Gliederung 2" style:family="paragraph" style:parent-style-name="faktor10-folien_7e_LT_7e_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faktor10-folien_7e_LT_7e_Gliederung_20_3" style:display-name="faktor10-folien~LT~Gliederung 3" style:family="paragraph" style:parent-style-name="faktor10-folien_7e_LT_7e_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faktor10-folien_7e_LT_7e_Gliederung_20_4" style:display-name="faktor10-folien~LT~Gliederung 4" style:family="paragraph" style:parent-style-name="faktor10-folien_7e_LT_7e_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faktor10-folien_7e_LT_7e_Gliederung_20_5" style:display-name="faktor10-folien~LT~Gliederung 5" style:family="paragraph" style:parent-style-name="faktor10-folien_7e_LT_7e_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faktor10-folien_7e_LT_7e_Gliederung_20_6" style:display-name="faktor10-folien~LT~Gliederung 6" style:family="paragraph" style:parent-style-name="faktor10-folien_7e_LT_7e_Gliederung_20_5"/>
    <style:style style:name="faktor10-folien_7e_LT_7e_Gliederung_20_7" style:display-name="faktor10-folien~LT~Gliederung 7" style:family="paragraph" style:parent-style-name="faktor10-folien_7e_LT_7e_Gliederung_20_6"/>
    <style:style style:name="faktor10-folien_7e_LT_7e_Gliederung_20_8" style:display-name="faktor10-folien~LT~Gliederung 8" style:family="paragraph" style:parent-style-name="faktor10-folien_7e_LT_7e_Gliederung_20_7"/>
    <style:style style:name="faktor10-folien_7e_LT_7e_Gliederung_20_9" style:display-name="faktor10-folien~LT~Gliederung 9" style:family="paragraph" style:parent-style-name="faktor10-folien_7e_LT_7e_Gliederung_20_8"/>
    <style:style style:name="faktor10-folien_7e_LT_7e_Titel" style:display-name="faktor10-folien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faktor10-folien_7e_LT_7e_Untertitel" style:display-name="faktor10-folien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faktor10-folien_7e_LT_7e_Notizen" style:display-name="faktor10-folien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faktor10-folien_7e_LT_7e_Hintergrundobjekte" style:display-name="faktor10-folien~LT~Hintergrundobjekte" style:family="paragraph">
      <style:paragraph-properties style:text-autospace="none"/>
    </style:style>
    <style:style style:name="faktor10-folien_7e_LT_7e_Hintergrund" style:display-name="faktor10-folien~LT~Hintergrund" style:family="paragraph">
      <style:paragraph-properties fo:text-align="center" style:justify-single-word="false" style:text-autospace="none"/>
    </style:style>
    <style:style style:name="WW-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Gliederung_20_1" style:display-name="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Gliederung_20_2" style:display-name="Gliederung 2" style:family="paragraph" style:parent-style-name="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Gliederung_20_3" style:display-name="Gliederung 3" style:family="paragraph" style:parent-style-name="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Gliederung_20_4" style:display-name="Gliederung 4" style:family="paragraph" style:parent-style-name="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Table_20_Contents_20__28_user_29_" style:display-name="Table Contents (user)" style:family="paragraph">
      <style:paragraph-properties style:text-autospace="none"/>
      <style:text-properties fo:font-size="21pt" style:font-size-asian="21pt" style:font-size-complex="21pt"/>
    </style:style>
    <style:style style:name="Bullets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Aufzählungszeichen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Standard_7e_LT_7e_Gliederung_20_1" style:display-name="Standard~LT~Gliederung 1" style:family="paragraph">
      <style:paragraph-properties fo:margin-left="1.199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Standard_7e_LT_7e_Gliederung_20_2" style:display-name="Standard~LT~Gliederung 2" style:family="paragraph" style:parent-style-name="Standard_7e_LT_7e_Gliederung_20_1">
      <style:paragraph-properties fo:margin-left="2.397cm" fo:margin-right="0cm" fo:margin-top="0cm" fo:margin-bottom="0.4cm" fo:text-indent="0cm" style:auto-text-indent="false">
        <style:tab-stops>
          <style:tab-stop style:position="-2.3cm"/>
          <style:tab-stop style:position="-1.053cm"/>
          <style:tab-stop style:position="0.194cm"/>
          <style:tab-stop style:position="1.443cm"/>
          <style:tab-stop style:position="2.692cm"/>
          <style:tab-stop style:position="3.939cm"/>
          <style:tab-stop style:position="5.188cm"/>
          <style:tab-stop style:position="6.435cm"/>
          <style:tab-stop style:position="7.684cm"/>
          <style:tab-stop style:position="8.931cm"/>
          <style:tab-stop style:position="10.179cm"/>
          <style:tab-stop style:position="11.426cm"/>
          <style:tab-stop style:position="12.675cm"/>
          <style:tab-stop style:position="13.922cm"/>
          <style:tab-stop style:position="15.171cm"/>
          <style:tab-stop style:position="16.418cm"/>
          <style:tab-stop style:position="17.667cm"/>
          <style:tab-stop style:position="18.914cm"/>
          <style:tab-stop style:position="20.163cm"/>
          <style:tab-stop style:position="21.41cm"/>
        </style:tab-stops>
      </style:paragraph-properties>
    </style:style>
    <style:style style:name="Standard_7e_LT_7e_Gliederung_20_3" style:display-name="Standard~LT~Gliederung 3" style:family="paragraph" style:parent-style-name="Standard_7e_LT_7e_Gliederung_20_2">
      <style:paragraph-properties fo:margin-left="3.598cm" fo:margin-right="0cm" fo:margin-top="0cm" fo:margin-bottom="0.3cm" fo:text-indent="0cm" style:auto-text-indent="false">
        <style:tab-stops>
          <style:tab-stop style:position="-3.454cm"/>
          <style:tab-stop style:position="-2.205cm"/>
          <style:tab-stop style:position="-0.958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</style:style>
    <style:style style:name="Standard_7e_LT_7e_Gliederung_20_4" style:display-name="Standard~LT~Gliederung 4" style:family="paragraph" style:parent-style-name="Standard_7e_LT_7e_Gliederung_20_3">
      <style:paragraph-properties fo:margin-left="4.798cm" fo:margin-right="0cm" fo:margin-top="0cm" fo:margin-bottom="0.203cm" fo:text-indent="0cm" style:auto-text-indent="false">
        <style:tab-stops>
          <style:tab-stop style:position="-4.604cm"/>
          <style:tab-stop style:position="-3.357cm"/>
          <style:tab-stop style:position="-2.11cm"/>
          <style:tab-stop style:position="-0.861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5.997cm" fo:margin-right="0cm" fo:margin-top="0cm" fo:margin-bottom="0.101cm" fo:text-indent="0cm" style:auto-text-indent="false">
        <style:tab-stops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Standard_7e_LT_7e_Untertitel" style:display-name="Standard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Standard_7e_LT_7e_Notizen" style:display-name="Standard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WW-Titel1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Body_20_Text" style:display-name="Body Text" style:family="paragraph">
      <style:paragraph-properties fo:margin-top="0cm" fo:margin-bottom="0.374cm" fo:text-align="start" style:justify-single-word="false" style:text-autospace="none"/>
      <style:text-properties fo:font-size="21pt" style:font-size-asian="21pt" style:font-size-complex="21pt"/>
    </style:style>
    <style:style style:name="Bullet_20_Symbols" style:display-name="Bullet Symbols" style:family="paragraph">
      <style:paragraph-properties style:text-autospace="none"/>
      <style:text-properties style:font-name="StarSymbol1" fo:font-size="15.5pt" style:font-name-asian="StarSymbol1" style:font-size-asian="15.5pt" style:font-name-complex="StarSymbol1" style:font-size-complex="15.5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2" fo:font-size="9pt" style:font-name-asian="StarSymbol2" style:font-size-asian="9pt" style:font-name-complex="StarSymbol2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center" style:justify-single-word="false" style:page-number="auto" fo:padding="0cm" fo:border-left="none" fo:border-right="none" fo:border-top="none" fo:border-bottom="0.002cm solid #000000" style:shadow="none"/>
    </style:style>
    <style:style style:name="MP2" style:family="paragraph" style:parent-style-name="Footer">
      <style:paragraph-properties fo:text-align="start" style:justify-single-word="false" fo:padding="0cm" fo:border-left="none" fo:border-right="none" fo:border-top="0.002cm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Lösungen</text:chapter></text:p>
      </style:header>
      <style:footer>
        <text:p text:style-name="MP2"><text:initial-creator>Jan Ortmann</text:initial-creator><text:tab/>FaktorIPS Übungsunterlagen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FaktorIPS Übungsunterlagen</dc:title>
    <dc:subject>FaktorIPS Übungsunterlagen</dc:subject>
    <meta:initial-creator>Jan Ortmann</meta:initial-creator>
    <meta:creation-date>2006-06-02T16:56:03</meta:creation-date>
    <dc:creator>Daniel Hohenberger</dc:creator>
    <dc:date>2008-10-22T15:22:43.21</dc:date>
    <meta:printed-by>Jan Ortmann</meta:printed-by>
    <meta:print-date>2006-09-07T10:33:03</meta:print-date>
    <dc:language>de-DE</dc:language>
    <meta:editing-cycles>1320</meta:editing-cycles>
    <meta:editing-duration>PT387H19M48S</meta:editing-duration>
    <meta:document-statistic meta:table-count="0" meta:image-count="0" meta:object-count="0" meta:page-count="5" meta:paragraph-count="198" meta:word-count="748" meta:character-count="9663"/>
    <meta:user-defined meta:name="Info 1"/>
    <meta:user-defined meta:name="Info 2"/>
    <meta:user-defined meta:name="Info 3"/>
    <meta:user-defined meta:name="Info 4"/>
  </office:meta>
</office:document-meta>
</file>